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shapes>
          <draw:frame draw:z-index="0" draw:style-name="gr1" draw:text-style-name="P1" svg:width="159.99mm" svg:height="89.99mm" svg:x="106.62mm" svg:y="41.37mm">
            <loext:p draw:notify-on-update-of-ranges="metrics.C10:metrics.C43 metrics.D10:metrics.D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20.94mm" svg:y="281.02mm">
            <loext:p draw:notify-on-update-of-ranges="metrics.C63:metrics.C87 metrics.D63:metrics.D8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17.37mm" svg:y="745.87mm">
            <loext:p draw:notify-on-update-of-ranges="metrics.C165:metrics.C181 metrics.D165:metrics.D1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5mm" svg:x="117.64mm" svg:y="426.59mm">
            <loext:p draw:notify-on-update-of-ranges="metrics.C94:metrics.C115 metrics.D94:metrics.D1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7mm" svg:height="90.05mm" svg:x="108.3mm" svg:y="534.16mm">
            <loext:p draw:notify-on-update-of-ranges="metrics.C117:metrics.C142 metrics.D117:metrics.D1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9.97mm" svg:height="90.04mm" svg:x="112.97mm" svg:y="870.98mm">
            <loext:p draw:notify-on-update-of-ranges="metrics.C185:metrics.C221 metrics.D185:metrics.D2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04:18:54.177489891</dc:date>
    <meta:editing-duration>PT25M17S</meta:editing-duration>
    <meta:editing-cycles>3</meta:editing-cycles>
    <meta:generator>LibreOffice/5.4.1.2.0$Linux_X86_64 LibreOffice_project/40m0$Build-2</meta:generator>
    <meta:document-statistic meta:table-count="1" meta:cell-count="11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trics.C10:metrics.D43" chart:data-source-has-labels="column" svg:x="0.32cm" svg:y="0.18cm" svg:width="15.36cm" svg:height="8.64cm">
          <chartooo:coordinate-region svg:x="1.312cm" svg:y="0.326cm" svg:width="14.368cm" svg:height="8.348cm"/>
          <chart:axis chart:dimension="x" chart:name="primary-x" chart:style-name="ch3" chartooo:axis-type="auto">
            <chartooo:date-scale/>
            <chart:categories table:cell-range-address="metrics.C10:metrics.C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0:metrics.D43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05-01</text:p>
                <draw:g>
                  <svg:desc>metrics.C10:metrics.C43</svg:desc>
                </draw:g>
              </table:table-cell>
              <table:table-cell office:value-type="float" office:value="121">
                <text:p>121</text:p>
                <draw:g>
                  <svg:desc>metrics.D10:metrics.D43</svg:desc>
                </draw:g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3-11-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14-02-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4-02-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4-03-1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4-03-2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4-04-2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14-07-2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015-08-1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015-11-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16-01-1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016-04-0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6-10-0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2096">
                <text:p>2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63:metrics.D87" chart:data-source-has-labels="column" svg:x="0.319cm" svg:y="0.18cm" svg:width="15.36cm" svg:height="8.646cm">
          <chartooo:coordinate-region svg:x="1.311cm" svg:y="0.326cm" svg:width="14.368cm" svg:height="8.354cm"/>
          <chart:axis chart:dimension="x" chart:name="primary-x" chart:style-name="ch3" chartooo:axis-type="auto">
            <chartooo:date-scale/>
            <chart:categories table:cell-range-address="metrics.C63:metrics.C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63:metrics.D8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5-01-28</text:p>
                <draw:g>
                  <svg:desc>metrics.C63:metrics.C87</svg:desc>
                </draw:g>
              </table:table-cell>
              <table:table-cell office:value-type="float" office:value="1063">
                <text:p>1063</text:p>
                <draw:g>
                  <svg:desc>metrics.D63:metrics.D87</svg:desc>
                </draw:g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015-10-2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2-1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16-01-25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16-07-1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016-08-3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2016-09-2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2504">
                <text:p>2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65:metrics.D181" chart:data-source-has-labels="column" svg:x="0.319cm" svg:y="0.18cm" svg:width="15.36cm" svg:height="8.645cm">
          <chartooo:coordinate-region svg:x="1.126cm" svg:y="0.326cm" svg:width="14.553cm" svg:height="8.353cm"/>
          <chart:axis chart:dimension="x" chart:name="primary-x" chart:style-name="ch3" chartooo:axis-type="auto">
            <chartooo:date-scale/>
            <chart:categories table:cell-range-address="metrics.C165:metrics.C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65:metrics.D18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2-08-13</text:p>
                <draw:g>
                  <svg:desc>metrics.C165:metrics.C181</svg:desc>
                </draw:g>
              </table:table-cell>
              <table:table-cell office:value-type="float" office:value="84">
                <text:p>84</text:p>
                <draw:g>
                  <svg:desc>metrics.D165:metrics.D181</svg:desc>
                </draw:g>
              </table:table-cell>
            </table:table-row>
            <table:table-row>
              <table:table-cell office:value-type="string">
                <text:p>2012-09-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2-10-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3-04-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4-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3-11-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16-02-03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94:metrics.D115" chart:data-source-has-labels="column" svg:x="0.319cm" svg:y="0.18cm" svg:width="15.36cm" svg:height="8.646cm">
          <chartooo:coordinate-region svg:x="1.311cm" svg:y="0.326cm" svg:width="14.368cm" svg:height="8.354cm"/>
          <chart:axis chart:dimension="x" chart:name="primary-x" chart:style-name="ch3" chartooo:axis-type="auto">
            <chartooo:date-scale/>
            <chart:categories table:cell-range-address="metrics.C94:metrics.C1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94:metrics.D115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10-05</text:p>
                <draw:g>
                  <svg:desc>metrics.C94:metrics.C115</svg:desc>
                </draw:g>
              </table:table-cell>
              <table:table-cell office:value-type="float" office:value="1581">
                <text:p>1581</text:p>
                <draw:g>
                  <svg:desc>metrics.D94:metrics.D115</svg:desc>
                </draw:g>
              </table:table-cell>
            </table:table-row>
            <table:table-row>
              <table:table-cell office:value-type="string">
                <text:p>2013-10-0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3-10-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014-05-2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015-06-05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1-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016-02-0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16-04-2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16-11-24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017-04-2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7-05-0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117:metrics.D142" chart:data-source-has-labels="column" svg:x="0.319cm" svg:y="0.18cm" svg:width="15.36cm" svg:height="8.646cm">
          <chartooo:coordinate-region svg:x="1.126cm" svg:y="0.326cm" svg:width="14.553cm" svg:height="8.354cm"/>
          <chart:axis chart:dimension="x" chart:name="primary-x" chart:style-name="ch3" chartooo:axis-type="auto">
            <chartooo:date-scale/>
            <chart:categories table:cell-range-address="metrics.C117:metrics.C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17:metrics.D14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defined</text:p>
                <draw:g>
                  <svg:desc>metrics.C117:metrics.C142</svg:desc>
                </draw:g>
              </table:table-cell>
              <table:table-cell office:value-type="float" office:value="9">
                <text:p>9</text:p>
                <draw:g>
                  <svg:desc>metrics.D117:metrics.D142</svg:desc>
                </draw:g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-07-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9-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-09-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3-11-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6-01-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85:metrics.D221" chart:data-source-has-labels="column" svg:x="0.319cm" svg:y="0.18cm" svg:width="15.36cm" svg:height="8.645cm">
          <chartooo:coordinate-region svg:x="1.311cm" svg:y="0.326cm" svg:width="14.368cm" svg:height="8.353cm"/>
          <chart:axis chart:dimension="x" chart:name="primary-x" chart:style-name="ch3" chartooo:axis-type="auto">
            <chartooo:date-scale/>
            <chart:categories table:cell-range-address="metrics.C185:metrics.C2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85:metrics.D22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06-11-22</text:p>
                <draw:g>
                  <svg:desc>metrics.C185:metrics.C221</svg:desc>
                </draw:g>
              </table:table-cell>
              <table:table-cell office:value-type="float" office:value="1223">
                <text:p>1223</text:p>
                <draw:g>
                  <svg:desc>metrics.D185:metrics.D221</svg:desc>
                </draw:g>
              </table:table-cell>
            </table:table-row>
            <table:table-row>
              <table:table-cell office:value-type="string">
                <text:p>2007-05-2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07-06-0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007-07-05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007-08-1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009-03-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7-10-3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007-12-1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008-01-2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008-07-24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8-10-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008-11-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009-03-06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009-07-1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010-02-02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1-01-1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2-04-0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13-11-2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015-10-09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016-05-1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3-2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